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809895833333333" calcext:value-type="float">
            <text:p>0.8098958333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126352635215598" calcext:value-type="float">
            <text:p>0.1263526352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1:28:14.705060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28T11:38:09.596640904</dc:date>
    <meta:editing-duration>PT7H2M33S</meta:editing-duration>
    <meta:editing-cycles>55</meta:editing-cycles>
    <meta:generator>LibreOffice/5.1.6.2$Linux_X86_64 LibreOffice_project/10m0$Build-2</meta:generator>
    <meta:document-statistic meta:table-count="1" meta:cell-count="39" meta:object-count="0"/>
  </office:meta>
</office:document-meta>
</file>